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OpenSymbol" svg:font-family="OpenSymbo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omic Sans MS"/>
    </style:style>
    <style:style style:name="P2" style:family="paragraph" style:parent-style-name="Text_20_body">
      <style:text-properties style:font-name="Comic Sans MS" fo:font-size="14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Verdana1"/>
    </style:style>
    <style:style style:name="T3" style:family="text">
      <style:text-properties style:font-name="Verdana1" style:text-underline-style="solid" style:text-underline-width="auto" style:text-underline-color="font-color" fo:font-weight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/>
    </style:style>
    <style:style style:name="T6" style:family="text">
      <style:text-properties style:text-underline-style="solid" style:text-underline-width="auto" style:text-underline-color="font-color" fo:font-weight="bold"/>
    </style:style>
    <style:style style:name="T7" style:family="text">
      <style:text-properties style:font-name="Comic Sans MS" fo:font-size="14pt"/>
    </style:style>
    <style:style style:name="T8" style:family="text">
      <style:text-properties style:font-name="Comic Sans MS" fo:font-size="24pt" fo:font-weight="bold"/>
    </style:style>
    <style:style style:name="T9" style:family="text">
      <style:text-properties fo:font-size="7pt"/>
    </style:style>
    <style:style style:name="T10" style:family="text">
      <style:text-properties fo:color="#000066" style:font-name="Verdana1" fo:font-size="10.5pt" fo:font-weight="bold"/>
    </style:style>
    <style:style style:name="T11" style:family="text">
      <style:text-properties fo:color="#000080" style:font-name="Verdana1" fo:font-size="10.5pt"/>
    </style:style>
    <style:style style:name="T12" style:family="text">
      <style:text-properties fo:color="#000080" style:font-name="Verdana1" fo:font-size="10.5pt" style:text-underline-style="solid" style:text-underline-width="auto" style:text-underline-color="font-color"/>
    </style:style>
    <style:style style:name="T13" style:family="text">
      <style:text-properties fo:color="#006666"/>
    </style:style>
    <style:style style:name="T14" style:family="text">
      <style:text-properties fo:color="#006666" style:font-name="Verdana1" fo:font-weight="bold"/>
    </style:style>
    <style:style style:name="T15" style:family="text">
      <style:text-properties fo:color="#006666" style:font-name="Verdana1" fo:font-size="14pt" fo:font-weight="bold"/>
    </style:style>
    <style:style style:name="T16" style:family="text">
      <style:text-properties fo:color="#006600" style:font-name="Verdana1" fo:font-weight="bold"/>
    </style:style>
    <style:style style:name="T17" style:family="text">
      <style:text-properties fo:color="#ff0000" style:font-name="Verdana1" fo:font-weight="bol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ockpot Sloppy Joes</text:p>
      <text:p text:style-name="Standard">Crystal Miller</text:p>
      <text:p text:style-name="Standard"/>
      <text:p text:style-name="Standard">3lbs hamburger</text:p>
      <text:p text:style-name="Standard">1 medium onion, chopped</text:p>
      <text:p text:style-name="Standard">1 c sliced celery</text:p>
      <text:p text:style-name="Standard">1 c chopped green pepper</text:p>
      <text:p text:style-name="Standard">1 ½ c ketchup</text:p>
      <text:p text:style-name="Standard">2 T Worcestershire sauce</text:p>
      <text:p text:style-name="Standard">1 6oz can tomato paste</text:p>
      <text:p text:style-name="Standard">¾ c water</text:p>
      <text:p text:style-name="Standard">2 T apple cider vinegar (or3T if you like a bit more tang)</text:p>
      <text:p text:style-name="Standard">3 T Sucanat</text:p>
      <text:p text:style-name="Standard">1 t dry mustard</text:p>
      <text:p text:style-name="Standard">salt and pepper to taste</text:p>
      <text:p text:style-name="Standard"/>
      <text:p text:style-name="Standard">In a large frying pan cook hamburger and vegetables. Put this in crockpot and add remaining ingredients. Cook on low for 6 to 8 hours. Serve over sandwich roll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OpenSymbol" svg:font-family="OpenSymbo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3:27.02</meta:creation-date>
    <dc:date>2017-05-06T17:50:47.34</dc:date>
    <dc:creator>Crystal Miller</dc:creator>
    <meta:editing-duration>PT13H3M52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15" meta:word-count="90" meta:character-count="449"/>
  </office:meta>
</office:document-meta>
</file>